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36000001D74DFE5581.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Narrow" svg:font-family="'Arial Narrow'" style:font-family-generic="roman" style:font-pitch="variable"/>
    <style:font-face style:name="Calibri" svg:font-family="Calibri" style:font-family-generic="roman" style:font-pitch="variable"/>
    <style:font-face style:name="FNACRegular" svg:font-family="FNACRegular" style:font-family-generic="roman" style:font-pitch="variable"/>
    <style:font-face style:name="Tahoma" svg:font-family="Tahoma"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NACRegular1" svg:font-family="FNACRegular"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Wingdings1" svg:font-family="Wingdings" style:font-family-generic="system" style:font-pitch="variable"/>
  </office:font-face-decls>
  <office:automatic-styles>
    <style:style style:name="P1" style:family="paragraph" style:parent-style-name="_5b_Paragraphe_20_standard_5d_">
      <style:paragraph-properties>
        <style:tab-stops>
          <style:tab-stop style:position="10.001cm"/>
        </style:tab-stops>
      </style:paragraph-properties>
      <style:text-properties fo:color="#808080" style:font-name="Arial Narrow" fo:font-size="8pt" fo:font-weight="bold" style:font-name-asian="Arial Unicode MS" style:font-size-asian="8pt" style:font-weight-asian="bold" style:font-name-complex="Arial1" style:font-size-complex="8pt"/>
    </style:style>
    <style:style style:name="P2" style:family="paragraph" style:parent-style-name="Footer">
      <style:paragraph-properties fo:text-align="end" style:justify-single-word="false"/>
    </style:style>
    <style:style style:name="P3" style:family="paragraph" style:parent-style-name="Default">
      <style:text-properties fo:font-size="16pt" style:font-size-asian="16pt" style:font-size-complex="16pt"/>
    </style:style>
    <style:style style:name="P4" style:family="paragraph" style:parent-style-name="Default">
      <style:paragraph-properties fo:text-align="justify" style:justify-single-word="false"/>
    </style:style>
    <style:style style:name="P5" style:family="paragraph" style:parent-style-name="Default">
      <style:text-properties fo:font-size="11.5pt" style:font-size-asian="11.5pt" style:font-size-complex="11.5pt"/>
    </style:style>
    <style:style style:name="P6" style:family="paragraph" style:parent-style-name="Default">
      <style:text-properties fo:font-size="12.5pt" style:font-size-asian="12.5pt" style:font-size-complex="12.5pt"/>
    </style:style>
    <style:style style:name="P7" style:family="paragraph" style:parent-style-name="Default">
      <style:text-properties fo:color="#31849b" fo:font-size="11.5pt" fo:font-style="italic" style:font-size-asian="11.5pt" style:font-style-asian="italic" style:font-size-complex="11.5pt" style:font-style-complex="italic"/>
    </style:style>
    <style:style style:name="P8" style:family="paragraph" style:parent-style-name="Default">
      <style:text-properties fo:color="#00000a" fo:font-size="11.5pt" style:font-size-asian="11.5pt" style:font-size-complex="11.5pt"/>
    </style:style>
    <style:style style:name="P9" style:family="paragraph" style:parent-style-name="Default">
      <style:text-properties fo:color="#00000a" fo:font-size="16pt" style:font-size-asian="16pt" style:font-size-complex="16pt"/>
    </style:style>
    <style:style style:name="P10" style:family="paragraph" style:parent-style-name="Default">
      <style:paragraph-properties fo:margin-left="1.27cm" fo:margin-right="0cm" fo:text-indent="0cm" style:auto-text-indent="false"/>
      <style:text-properties fo:font-size="16pt" style:font-size-asian="16pt" style:font-size-complex="16pt"/>
    </style:style>
    <style:style style:name="P11" style:family="paragraph" style:parent-style-name="Default">
      <style:text-properties fo:font-size="11.5pt" style:font-size-asian="11.5pt" style:font-size-complex="11.5pt"/>
    </style:style>
    <style:style style:name="P12" style:family="paragraph" style:parent-style-name="Default">
      <style:paragraph-properties fo:text-align="justify" style:justify-single-word="false"/>
      <style:text-properties fo:font-size="11.5pt" style:font-size-asian="11.5pt" style:font-size-complex="11.5pt"/>
    </style:style>
    <style:style style:name="P13" style:family="paragraph" style:parent-style-name="Default">
      <style:text-properties fo:font-size="11.5pt" fo:font-style="italic" style:font-size-asian="11.5pt" style:font-style-asian="italic" style:font-size-complex="11.5pt" style:font-style-complex="italic"/>
    </style:style>
    <style:style style:name="P14" style:family="paragraph" style:parent-style-name="Default">
      <style:text-properties fo:font-size="11.5pt" fo:font-weight="bold" style:font-size-asian="11.5pt" style:font-weight-asian="bold" style:font-size-complex="11.5pt" style:font-weight-complex="bold"/>
    </style:style>
    <style:style style:name="P15" style:family="paragraph" style:parent-style-name="Default" style:list-style-name="WWNum1">
      <style:text-properties fo:font-size="16pt" fo:font-weight="bold" style:font-size-asian="16pt" style:font-weight-asian="bold" style:font-size-complex="16pt" style:font-weight-complex="bold"/>
    </style:style>
    <style:style style:name="P16" style:family="paragraph" style:parent-style-name="Default">
      <style:text-properties fo:font-size="12.5pt" style:font-size-asian="12.5pt" style:font-size-complex="12.5pt"/>
    </style:style>
    <style:style style:name="P17" style:family="paragraph" style:parent-style-name="Default">
      <style:text-properties fo:color="#00000a" fo:font-size="11.5pt" fo:font-weight="bold" style:font-size-asian="11.5pt" style:font-weight-asian="bold" style:font-size-complex="11.5pt" style:font-weight-complex="bold"/>
    </style:style>
    <style:style style:name="P18" style:family="paragraph" style:parent-style-name="Default">
      <style:text-properties fo:color="#00000a" fo:font-size="11.5pt" style:font-size-asian="11.5pt" style:font-size-complex="11.5pt"/>
    </style:style>
    <style:style style:name="P19" style:family="paragraph" style:parent-style-name="Default">
      <style:text-properties fo:color="#00000a" fo:font-size="16pt" fo:font-weight="bold" style:font-size-asian="16pt" style:font-weight-asian="bold" style:font-size-complex="16pt" style:font-weight-complex="bold"/>
    </style:style>
    <style:style style:name="P20" style:family="paragraph" style:parent-style-name="Default">
      <style:text-properties fo:font-weight="bold" style:font-weight-asian="bold" style:font-weight-complex="bold"/>
    </style:style>
    <style:style style:name="P21" style:family="paragraph" style:parent-style-name="Default" style:list-style-name="WWNum1" style:master-page-name="Standard">
      <style:paragraph-properties style:page-number="auto"/>
      <style:text-properties fo:font-size="16pt" fo:font-weight="bold" style:font-size-asian="16pt" style:font-weight-asian="bold" style:font-size-complex="16pt" style:font-weight-complex="bold"/>
    </style:style>
    <style:style style:name="P22" style:family="paragraph" style:parent-style-name="_5b_Paragraphe_20_standard_5d_">
      <style:paragraph-properties>
        <style:tab-stops>
          <style:tab-stop style:position="10.001cm"/>
        </style:tab-stops>
      </style:paragraph-properties>
      <style:text-properties fo:color="#808080" style:font-name="Arial Narrow" fo:font-size="8pt" fo:font-weight="bold" style:font-name-asian="Arial Unicode MS" style:font-size-asian="8pt" style:font-weight-asian="bold" style:font-name-complex="Arial1" style:font-size-complex="8pt"/>
    </style:style>
    <style:style style:name="P23" style:family="paragraph" style:parent-style-name="_5b_Paragraphe_20_standard_5d_">
      <style:text-properties fo:color="#7f7f7f" style:font-name="Arial Narrow" fo:font-size="10pt" style:font-size-asian="10pt" style:font-name-complex="Arial1" style:font-size-complex="10pt"/>
    </style:style>
    <style:style style:name="P24" style:family="paragraph" style:parent-style-name="Standard">
      <style:text-properties fo:font-size="11.5pt" style:font-size-asian="11.5pt" style:font-size-complex="11.5pt"/>
    </style:style>
    <style:style style:name="T1" style:family="text">
      <style:text-properties fo:font-size="13pt" fo:font-weight="bold" style:font-size-asian="13pt" style:font-weight-asian="bold" style:font-size-complex="13pt" style:font-weight-complex="bold"/>
    </style:style>
    <style:style style:name="T2" style:family="text">
      <style:text-properties fo:font-size="11.5pt" style:font-size-asian="11.5pt" style:font-size-complex="11.5pt"/>
    </style:style>
    <style:style style:name="T3" style:family="text">
      <style:text-properties fo:font-size="11.5pt" officeooo:rsid="0012005d" style:font-size-asian="11.5pt" style:font-size-complex="11.5pt"/>
    </style:style>
    <style:style style:name="T4" style:family="text">
      <style:text-properties fo:font-size="11.5pt" fo:font-weight="bold" style:font-size-asian="11.5pt" style:font-weight-asian="bold" style:font-size-complex="11.5pt" style:font-weight-complex="bold"/>
    </style:style>
    <style:style style:name="T5" style:family="text">
      <style:text-properties fo:font-size="11.5pt" fo:font-weight="bold" fo:background-color="#ffff00" loext:char-shading-value="0" style:font-size-asian="11.5pt" style:font-weight-asian="bold" style:font-size-complex="11.5pt" style:font-weight-complex="bold"/>
    </style:style>
    <style:style style:name="T6" style:family="text">
      <style:text-properties fo:font-size="11.5pt" fo:font-style="italic" style:font-size-asian="11.5pt" style:font-style-asian="italic" style:font-size-complex="11.5pt" style:font-style-complex="italic"/>
    </style:style>
    <style:style style:name="T7" style:family="text">
      <style:text-properties fo:font-size="11.5pt" fo:background-color="#ffff00" loext:char-shading-value="0" style:font-size-asian="11.5pt" style:font-size-complex="11.5pt"/>
    </style:style>
    <style:style style:name="T8" style:family="text">
      <style:text-properties fo:color="#31849b" fo:font-size="11.5pt" style:font-size-asian="11.5pt" style:font-size-complex="11.5pt"/>
    </style:style>
    <style:style style:name="T9" style:family="text">
      <style:text-properties fo:color="#31849b" fo:font-size="11.5pt" fo:font-style="italic" style:font-size-asian="11.5pt" style:font-style-asian="italic" style:font-size-complex="11.5pt" style:font-style-complex="italic"/>
    </style:style>
    <style:style style:name="T10" style:family="text">
      <style:text-properties fo:color="#31849b" fo:font-size="11.5pt" fo:font-style="italic" fo:font-weight="bold" style:font-size-asian="11.5pt" style:font-style-asian="italic" style:font-weight-asian="bold" style:font-size-complex="11.5pt" style:font-style-complex="italic" style:font-weight-complex="bold"/>
    </style:style>
    <style:style style:name="T11" style:family="text">
      <style:text-properties fo:color="#31849b" fo:font-size="11.5pt" fo:font-style="italic" fo:font-weight="bold" fo:background-color="#ffff00" loext:char-shading-value="0" style:font-size-asian="11.5pt" style:font-style-asian="italic" style:font-weight-asian="bold" style:font-size-complex="11.5pt" style:font-style-complex="italic" style:font-weight-complex="bold"/>
    </style:style>
    <style:style style:name="T12" style:family="text">
      <style:text-properties fo:color="#31849b" fo:font-size="11.5pt" fo:font-style="italic" fo:background-color="#ffff00" loext:char-shading-value="0" style:font-size-asian="11.5pt" style:font-style-asian="italic" style:font-size-complex="11.5pt" style:font-style-complex="italic"/>
    </style:style>
    <style:style style:name="T13" style:family="text">
      <style:text-properties fo:font-size="7.5pt" style:font-size-asian="7.5pt" style:font-size-complex="7.5pt"/>
    </style:style>
    <style:style style:name="T14" style:family="text">
      <style:text-properties fo:color="#00000a" fo:font-size="11.5pt" fo:font-weight="bold" style:font-size-asian="11.5pt" style:font-weight-asian="bold" style:font-size-complex="11.5pt" style:font-weight-complex="bold"/>
    </style:style>
    <style:style style:name="T15" style:family="text">
      <style:text-properties fo:color="#00000a" fo:font-size="11.5pt" style:font-size-asian="11.5pt" style:font-size-complex="11.5pt"/>
    </style:style>
    <style:style style:name="T16" style:family="text">
      <style:text-properties fo:color="#00000a" fo:font-size="11.5pt" fo:font-style="italic" style:font-size-asian="11.5pt" style:font-style-asian="italic" style:font-size-complex="11.5pt" style:font-style-complex="italic"/>
    </style:style>
    <style:style style:name="T17" style:family="text">
      <style:text-properties fo:color="#00000a" style:font-name="Wingdings" fo:font-size="11.5pt" style:font-size-asian="11.5pt" style:font-name-complex="Wingdings1" style:font-size-complex="11.5pt"/>
    </style:style>
    <style:style style:name="T18" style:family="text">
      <style:text-properties fo:color="#00000a" style:font-name="Wingdings" fo:font-size="11.5pt" fo:font-weight="bold" style:font-size-asian="11.5pt" style:font-weight-asian="bold" style:font-name-complex="Wingdings1" style:font-size-complex="11.5pt" style:font-weight-complex="bold"/>
    </style:style>
    <style:style style:name="T19" style:family="text">
      <style:text-properties fo:color="#00000a" fo:font-size="7.5pt" style:font-size-asian="7.5pt" style:font-size-complex="7.5pt"/>
    </style:style>
    <style:style style:name="T20" style:family="text">
      <style:text-properties fo:background-color="#ffff00" loext:char-shading-value="0"/>
    </style:style>
    <style:style style:name="T21" style:family="text">
      <style:text-properties officeooo:rsid="001a2446"/>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618016119141080857" text:style-name="WWNum1">
        <text:list-item>
          <text:p text:style-name="P21"><text:bookmark text:name="_GoBack"/>Préambule</text:p>
        </text:list-item>
      </text:list>
      <text:p text:style-name="P10"/>
      <text:p text:style-name="P12">Lors de la session de validation il est obligatoire de présenter au jury professionnel un </text:p>
      <text:p text:style-name="P4"><text:span text:style-name="T2">« </text:span><text:span text:style-name="T4">Dossier de Synthèse de Pratique Professionnelle </text:span><text:span text:style-name="T2">», le DSPP</text:span><text:span text:style-name="T4">. </text:span></text:p>
      <text:p text:style-name="P5"/>
      <text:p text:style-name="P5">Ce guide est destiné à vous aider à le réaliser. </text:p>
      <text:p text:style-name="P13">A qui est destiné le DSPP et à quoi sert-il ? </text:p>
      <text:p text:style-name="P5"><text:span text:style-name="T20">Le DSPP doit apporter au jury des éléments d’évaluation complémentaires</text:span> et faciliter l’attribution de CCP dans le cas d’une réussite partielle au titre. Le jury vous questionnera sur son contenu. </text:p>
      <text:p text:style-name="P5"/>
      <text:p text:style-name="P13">Qui le renseigne et quand ? </text:p>
      <text:p text:style-name="Default"><text:span text:style-name="T2">Un DSPP vierge vous est remis par le formateur du campus ou vous est envoyé par l’UT/DIRECTE (candidat VAE) sous format papier (une version numérique vous sera fournie si nécessaire). </text:span><text:span text:style-name="T7">Vous devez constituer votre DSPP </text:span><text:span text:style-name="T5">personnel</text:span><text:span text:style-name="T2">. Pour ce faire, le formateur ou le référent VAE est là pour vous aider à constituer ce dossier. </text:span></text:p>
      <text:p text:style-name="P5"/>
      <text:p text:style-name="P13">Que contient-il ? </text:p>
      <text:p text:style-name="P5"><text:span text:style-name="T20">Il décrit les éléments de votre expérience professionnelle acquise en entreprise, ou/et en formation</text:span>. </text:p>
      <text:p text:style-name="P5"/>
      <text:p text:style-name="P5">Vous trouverez dans les pages suivantes des conseils pour vous aider à préparer et rédiger votre DSPP. </text:p>
      <text:p text:style-name="P5"/>
      <text:list xml:id="list190807504790689" text:continue-numbering="true" text:style-name="WWNum1">
        <text:list-item>
          <text:p text:style-name="P15">Composition du DSPP</text:p>
        </text:list-item>
      </text:list>
      <text:p text:style-name="P10"/>
      <text:p text:style-name="Default"><text:span text:style-name="T2">Il s’agit d’un </text:span><text:span text:style-name="T4">document officiel obligatoire </text:span><text:span text:style-name="T2">à présenter au jury lors de la session de validation. </text:span></text:p>
      <text:p text:style-name="P5">Le dossier comporte plusieurs parties. Certaines sont à compléter par vos soins (vous les repérerez ci-dessous grâce aux caractères gras).</text:p>
      <text:p text:style-name="P5"/>
      <text:p text:style-name="P5">Elles se présentent dans l’ordre suivant : </text:p>
      <text:p text:style-name="Default"><text:span text:style-name="T2">1. </text:span><text:span text:style-name="T5">Identification</text:span><text:span text:style-name="T4"> </text:span><text:span text:style-name="T2">: indiquez vos coordonnées complètes, le titre professionnel visé, cochez la case correspondant au mode d’accès au titre : VAE ou formation. </text:span></text:p>
      <text:p text:style-name="P5">2. Présentation du dossier (une description du document et des consignes). </text:p>
      <text:p text:style-name="Default"><text:span text:style-name="T2">3. </text:span><text:span text:style-name="T5">Diplômes, titres ou certificats</text:span><text:span text:style-name="T4"> </text:span><text:span text:style-name="T2">déjà obtenus e</text:span><text:span text:style-name="T3">t</text:span><text:span text:style-name="T2"> proches du titre visé. Ils peuvent, dans certains cas, vous permettre d’obtenir des équivalences éventuelles. </text:span></text:p>
      <text:p text:style-name="Default"><text:span text:style-name="T2">4. </text:span><text:span text:style-name="T4">Déclaration sur l’honneur </text:span><text:span text:style-name="T2">(garantissant l’authenticité des informations) </text:span></text:p>
      <text:p text:style-name="Default"><text:span text:style-name="T2">5. Autant de </text:span><text:span text:style-name="T5">fiches descriptives de la pratique professionnelle </text:span><text:span text:style-name="T7">qu’il y a d’activités dans le titre visé</text:span><text:span text:style-name="T2"> </text:span></text:p>
      <text:p text:style-name="P24"><text:soft-page-break/>6. Mode d’emploi (expliquant la façon de remplir une fiche descriptive, avec un exemple)</text:p>
      <text:list xml:id="list190807324195260" text:continue-numbering="true" text:style-name="WWNum1">
        <text:list-item>
          <text:p text:style-name="P15">DSPP: comment le remplir?</text:p>
        </text:list-item>
      </text:list>
      <text:p text:style-name="P3"/>
      <text:p text:style-name="P5">Déclaration sur l’honneur : cette page obligatoire doit être datée et signée. </text:p>
      <text:p text:style-name="P5"/>
      <text:p text:style-name="P14">Par votre signature vous vous engagez en garantissant l’authenticité de vos écrits. </text:p>
      <text:p text:style-name="P5">Fiche(s) descriptive(s) de la pratique professionnelle : En fonction du nombre d’activités constitutives du titre visé, vous avez à renseigner une ou plusieurs fiches descriptives : il doit y avoir autant de fiches qu’il y a d’activités dans le titre (1 activité = 1 CCP). </text:p>
      <text:p text:style-name="P5"/>
      <text:p text:style-name="P6">En fin du DSPP, la page « Mode d’emploi » fournit un exemple (qui est à retirer dans le document final à présenter au jury). </text:p>
      <text:p text:style-name="P6"/>
      <text:p text:style-name="P5">Les rubriques de chacune des fiches descriptives sont les suivantes : </text:p>
      <text:p text:style-name="P5"/>
      <text:p text:style-name="P14">1. Résultats directs de votre action </text:p>
      <text:p text:style-name="P5"><text:span text:style-name="T20">Précisez, pour l’activité type concernée, ce que vous avez réalisé aussi bien en entreprise qu’en formation</text:span>. Ces réalisations doivent être en lien avec l’activité type, elles ne portent pas forcément sur l’intégralité des compétences qui la composent mais correspondent à celles que vous maîtrisez. Vos exemples doivent être concrets et valorisants. N’alourdissez pas votre dossier. </text:p>
      <text:p text:style-name="P5"/>
      <text:p text:style-name="Default"><text:span text:style-name="T8">On doit trouver dans cette rubrique des éléments de réponse à la question « </text:span><text:span text:style-name="T9">Vous avez fait QUOI ? </text:span><text:span text:style-name="T8">». Elle peut prendre la forme d’une liste/énumération. Utilisez plutôt des noms que des verbes</text:span><text:span text:style-name="T2">. </text:span></text:p>
      <text:p text:style-name="P5"/>
      <text:p text:style-name="P14">2. Tâches et/ou opérations effectuées </text:p>
      <text:p text:style-name="P5">Détaillez les tâches et/ou les opérations que vous avez personnellement effectuées pour obtenir les résultats décrits au paragraphe 1 en précisant à quelle fréquence vous les avez effectuées (cochez la case correspondante). </text:p>
      <text:p text:style-name="P5"/>
      <text:p text:style-name="Default"><text:span text:style-name="T8">On doit y trouver la réponse aux questions « </text:span><text:span text:style-name="T9">COMMENT avez-vous fait ? </text:span><text:span text:style-name="T8">» « </text:span><text:span text:style-name="T9">POURQUOI avez-vous fait comme cela ? </text:span><text:span text:style-name="T8">». </text:span></text:p>
      <text:p text:style-name="P5"/>
      <text:p text:style-name="Default"><text:span text:style-name="T2">Pour décrire ces tâches utilisez de préférence des verbes conjugués à la 1</text:span><text:span text:style-name="T13">ère </text:span><text:span text:style-name="T2">personne du style « A partir du plan de câblage, je calcule la longueur de câble, puis je prépare les bobines nécessaires ». Le « </text:span><text:span text:style-name="T6">je </text:span><text:span text:style-name="T2">» permets d’accentuer le fait que c’est bien vous qui avez réalisé la tâche. </text:span></text:p>
      <text:p text:style-name="P5"/>
      <text:p text:style-name="P14"><text:soft-page-break/>3. Lieux où cette pratique a été exercée</text:p>
      <text:p text:style-name="P5">Indiquez obligatoirement les coordonnées d’entreprise(s), association(s), campus AFPA où vous avez mis en œuvre la pratique professionnelle ainsi décrite en 1 et 2. </text:p>
      <text:p text:style-name="P5"/>
      <text:p text:style-name="Default"><text:span text:style-name="T8">On doit y trouver la réponse à la question « </text:span><text:span text:style-name="T11">OÙ</text:span><text:span text:style-name="T9"> avez-vous exercé cette pratique ? » </text:span></text:p>
      <text:p text:style-name="P5"/>
      <text:p text:style-name="P14">4. Période d'exercice de la pratique</text:p>
      <text:p text:style-name="P5">Indiquez la/les périodes (dates de début et de fin) où vous avez pratiqué cette activité. </text:p>
      <text:p text:style-name="P5"/>
      <text:p text:style-name="Default"><text:span text:style-name="T8">On doit y trouver la réponse à la question « </text:span><text:span text:style-name="T11">QUAND</text:span><text:span text:style-name="T9"> avez-vous pratiqué cette activité ? » </text:span></text:p>
      <text:p text:style-name="P7"/>
      <text:p text:style-name="P17">5. Moyens utilisés</text:p>
      <text:p text:style-name="P8">Précisez ici la liste des machines, équipements, matériaux, outils, ingrédients, documents, logiciels et autres moyens que vous avez utilisés pour produire les résultats indiqués en rubrique 1 (et sans lesquels vous n’auriez pas pu produire les résultats indiqués). </text:p>
      <text:p text:style-name="P8"/>
      <text:p text:style-name="Default"><text:span text:style-name="T8">On doit y trouver la réponse à la question « </text:span><text:span text:style-name="T11">AVEC QUOI</text:span><text:span text:style-name="T9"> avez-vous exercé cette pratique ? » </text:span></text:p>
      <text:p text:style-name="P8"/>
      <text:p text:style-name="P17">6. L’organisation de travail</text:p>
      <text:p text:style-name="P8">Indiquez si vous avez travaillé seul, en équipe, avec ou sans consignes… Précisez quelles étaient vos responsabilités, le partage du travail, les horaires, comment vous receviez les consignes de travail… </text:p>
      <text:p text:style-name="P8"/>
      <text:p text:style-name="Default"><text:span text:style-name="T8">On doit y trouver la réponse à la question « </text:span><text:span text:style-name="T11">COMMENT</text:span><text:span text:style-name="T9"> a été organisé votre travail ? » </text:span></text:p>
      <text:p text:style-name="P8"/>
      <text:p text:style-name="P17">7. Documents annexes</text:p>
      <text:p text:style-name="P8"/>
      <text:p text:style-name="Default"><text:span text:style-name="T14">Point 7a </text:span><text:span text:style-name="T15">: placez ici les documents </text:span><text:span text:style-name="T14">exigés </text:span><text:span text:style-name="T15">par le référentiel de certification du titre visé. Vérifiez auprès de votre référent VAE ou formateur s’il s’agit : </text:span></text:p>
      <text:p text:style-name="P8">De pièces obligatoires à fournir telles que : attestation de formation pour habilitation électrique, attestation de formation au montage d’échafaudages… </text:p>
      <text:p text:style-name="P8">D’une annexe obligatoire illustrant précisément une ou plusieurs compétences techniques ; cette annexe fera alors l’objet d’un temps de questionnement par le jury. </text:p>
      <text:p text:style-name="P8"/>
      <text:p text:style-name="Default"><text:span text:style-name="T14">Point 7b </text:span><text:span text:style-name="T15">: documents complémentaires </text:span><text:span text:style-name="T14">optionnels</text:span></text:p>
      <text:p text:style-name="P8">Le cas échéant, indiquez ici la liste des documents que vous joignez en annexes afin d’apporter des compléments et d’illustrer précisément votre pratique professionnelle : documents, extraits de dossiers de travail, schémas, photos, plans, etc. Dans les fiches descriptives, vous pourrez vous appuyer sur ces annexes en précisant leur titre et leur n° de page. </text:p>
      <text:p text:style-name="P8"><text:soft-page-break/></text:p>
      <text:p text:style-name="P8">Attention : « Le mieux est l’ennemi du bien ! ». Soyez très sélectif ! </text:p>
      <text:p text:style-name="P8">Le volume des annexes ne doit pas dépasser celui des fiches descriptives. </text:p>
      <text:p text:style-name="P8"/>
      <text:p text:style-name="P17">Page de commentaires</text:p>
      <text:p text:style-name="P8">Vous avez la possibilité ici de vous exprimer librement. Si vous faites ce choix, veillez à rester strictement sur le sujet de votre pratique professionnelle personnelle et soyez bref (une page au maximum).</text:p>
      <text:p text:style-name="P8"/>
      <text:p text:style-name="P19">4. Conseils pour la présentation d’un dossier</text:p>
      <text:p text:style-name="P9"/>
      <text:p text:style-name="P8">Vous devez numéroter toutes les pages du DSPP de la première à la dernière, annexes comprises. </text:p>
      <text:p text:style-name="P8">Le modèle de DSPP du Ministère doit être respecté y compris la page de garde. </text:p>
      <text:p text:style-name="P8">Le DSPP n’est pas un rapport de stage : </text:p>
      <text:p text:style-name="P20"><text:span text:style-name="T17"></text:span><text:span text:style-name="T15">pas de remerciements, </text:span></text:p>
      <text:p text:style-name="P20"><text:span text:style-name="T17"></text:span><text:span text:style-name="T15">pas de présentation de l’entreprise, </text:span></text:p>
      <text:p text:style-name="P20"><text:span text:style-name="T17"></text:span><text:span text:style-name="T15">pas d’introduction,</text:span></text:p>
      <text:p text:style-name="P17"/>
      <text:p text:style-name="P20"><text:span text:style-name="T17"></text:span><text:span text:style-name="T15">pas de conclusion, </text:span></text:p>
      <text:p text:style-name="Default"><text:span text:style-name="T18"></text:span><text:span text:style-name="T14">pas de lettre de motivation ni de CV.</text:span><text:span text:style-name="T15"> </text:span></text:p>
      <text:p text:style-name="P8"/>
      <text:p text:style-name="P8">Vous avez maintenant rédigé votre DSPP et vous avez devant vous les pages du document lui-même (vraisemblablement entre une dizaine et une vingtaine de pages, selon le nombre d’activités de votre titre) ainsi que les annexes que vous avez sélectionnées. Profitez-en pour vérifier encore : Les exemples sont-ils vraiment parlants, représentatifs et intéressants ? </text:p>
      <text:p text:style-name="P8">N’abusez pas des abréviations : cela risque de nuire à la lisibilité du texte. Si vous en utilisez, explicitez-les en note de bas de page ou entre parenthèses. </text:p>
      <text:p text:style-name="P8"/>
      <text:p text:style-name="P17">RAPPEL de la r<text:span text:style-name="T21">é</text:span>glementation</text:p>
      <text:p text:style-name="Default"><text:span text:style-name="T17"></text:span><text:span text:style-name="T14">En cas d’échec : </text:span></text:p>
      <text:p text:style-name="P8"/>
      <text:p text:style-name="P8">Vous pourrez vous présenter à une nouvelle et unique session de validation du titre dans le délai d’un an. </text:p>
      <text:p text:style-name="Default"><text:span text:style-name="T17"></text:span><text:span text:style-name="T14">En cas de réussite partielle : </text:span></text:p>
      <text:p text:style-name="P8"/>
      <text:p text:style-name="Default"><text:span text:style-name="T15">Vous disposerez, dès le 1</text:span><text:span text:style-name="T19">er </text:span><text:span text:style-name="T15">CCP acquis, d’un délai de cinq ans pour arriver au titre. Vous devrez alors vous présenter à une/des session(s) de validation de CCP puis, selon demande du premier jury, à un nouvel entretien final. </text:span></text:p>
      <text:p text:style-name="P8">Attention : en cas d’évolution du titre professionnel le délai de 5 ans peut être réduit. </text:p>
      <text:p text:style-name="Default"><text:soft-page-break/><text:span text:style-name="T15">Dans les deux cas, lors de toute nouvelle présentation, vous aurez à présenter votre DSPP actualisé que vous aurez enrichi au fur et à mesure de vos nouvelles expériences. Pour cela, vous devrez ajouter en fin de votre DSPP actuel des pages nouvelles décrivant vos expériences complémentaires, pages dont les numéros seront inscrits en page 4 dans la rubrique « </text:span><text:span text:style-name="T16">liste des éléments ajoutés au dossier </text:span><text:span text:style-name="T15">». </text:span></text:p>
      <text:p text:style-name="P24">Un conseil : Gardez bien votre DSPP original en version papier ou informatique pour pouvoir le compléter ultérieurement.</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Narrow" svg:font-family="'Arial Narrow'" style:font-family-generic="roman" style:font-pitch="variable"/>
    <style:font-face style:name="Calibri" svg:font-family="Calibri" style:font-family-generic="roman" style:font-pitch="variable"/>
    <style:font-face style:name="FNACRegular" svg:font-family="FNACRegular" style:font-family-generic="roman" style:font-pitch="variable"/>
    <style:font-face style:name="Tahoma" svg:font-family="Tahoma"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NACRegular1" svg:font-family="FNACRegular"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Droid Sans Fallback" style:font-size-asian="11pt" style:language-asian="fr" style:country-asian="FR" style:font-name-complex="DejaVu San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true" style:font-name-asian="Droid Sans Fallback" style:font-size-asian="11pt" style:language-asian="fr" style:country-asian="FR"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_5b_Paragraphe_20_standard_5d_" style:display-name="[Paragraphe standard]" style:family="paragraph" style:parent-style-name="Standard" style:default-outline-level="">
      <style:paragraph-properties fo:margin-top="0cm" fo:margin-bottom="0cm" style:contextual-spacing="false" fo:line-height="120%" fo:orphans="0" fo:widows="0" fo:hyphenation-ladder-count="no-limit" style:vertical-align="middle"/>
      <style:text-properties fo:color="#000000" style:font-name="FNACRegular" fo:font-family="FNACRegular" style:font-family-generic="roman" style:font-pitch="variable" style:font-name-complex="FNACRegular1" style:font-family-complex="FNACRegular" style:font-family-generic-complex="system" style:font-pitch-complex="variable" fo:hyphenate="false" fo:hyphenation-remain-char-count="2" fo:hyphenation-push-char-count="2"/>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class="extra"/>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 style:family="table">
      <style:table-properties style:width="16.002cm" style:rel-width="100%" fo:margin-left="-0.191cm" fo:margin-top="0cm" fo:margin-bottom="0cm" table:align="left" style:writing-mode="lr-tb"/>
    </style:style>
    <style:style style:name="Tableau1.A" style:family="table-column">
      <style:table-column-properties style:column-width="1.66cm" style:rel-column-width="6795*"/>
    </style:style>
    <style:style style:name="Tableau1.B" style:family="table-column">
      <style:table-column-properties style:column-width="14.342cm" style:rel-column-width="58739*"/>
    </style:style>
    <style:style style:name="Tableau1.1" style:family="table-row">
      <style:table-row-properties fo:keep-together="auto"/>
    </style:style>
    <style:style style:name="Tableau1.A1" style:family="table-cell">
      <style:table-cell-properties fo:padding-left="0.191cm" fo:padding-right="0.191cm" fo:padding-top="0cm" fo:padding-bottom="0cm" fo:border-left="none" fo:border-right="2.25pt solid #808080" fo:border-top="2.25pt solid #808080" fo:border-bottom="none"/>
    </style:style>
    <style:style style:name="Tableau1.B1" style:family="table-cell">
      <style:table-cell-properties fo:padding-left="0.191cm" fo:padding-right="0.191cm" fo:padding-top="0cm" fo:padding-bottom="0cm" fo:border-left="2.25pt solid #808080" fo:border-right="none" fo:border-top="2.25pt solid #808080" fo:border-bottom="none"/>
    </style:style>
    <style:style style:name="MP1" style:family="paragraph" style:parent-style-name="_5b_Paragraphe_20_standard_5d_">
      <style:paragraph-properties>
        <style:tab-stops>
          <style:tab-stop style:position="10.001cm"/>
        </style:tab-stops>
      </style:paragraph-properties>
      <style:text-properties fo:color="#808080" style:font-name="Arial Narrow" fo:font-size="8pt" fo:font-weight="bold" style:font-name-asian="Arial Unicode MS" style:font-size-asian="8pt" style:font-weight-asian="bold" style:font-name-complex="Arial1" style:font-size-complex="8pt"/>
    </style:style>
    <style:style style:name="MP2" style:family="paragraph" style:parent-style-name="Footer">
      <style:paragraph-properties fo:text-align="end" style:justify-single-word="false"/>
    </style:style>
    <style:style style:name="MP3" style:family="paragraph" style:parent-style-name="_5b_Paragraphe_20_standard_5d_">
      <style:text-properties fo:color="#7f7f7f" style:font-name="Arial Narrow" fo:font-size="10pt" style:font-size-asian="10pt" style:font-name-complex="Arial1" style:font-size-complex="10pt"/>
    </style:style>
    <style:style style:name="MT1" style:family="text">
      <style:text-properties fo:font-size="13pt" fo:font-weight="bold" style:font-size-asian="13pt" style:font-weight-asian="bold" style:font-size-complex="13pt" style:font-weight-complex="bold"/>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Header"/>
        <text:p text:style-name="Standard"><draw:frame draw:style-name="Mfr1" draw:name="Image 1" text:anchor-type="as-char" svg:width="3.298cm" svg:height="2.746cm" draw:z-index="4"><draw:image xlink:href="Pictures/1000000000000236000001D74DFE5581.jpg" xlink:type="simple" xlink:show="embed" xlink:actuate="onLoad"/></draw:frame> <text:s text:c="4"/><text:span text:style-name="MT1">Le DSPP Dossier de Synthèse de la Pratique Professionnelle</text:span></text:p>
        <text:p text:style-name="MP1">146 - 148 rue Picpus <text:s text:c="11"/></text:p>
        <text:p text:style-name="MP1">75012 PARIS</text:p>
        <text:p text:style-name="MP1"/>
      </style:header>
      <style:footer>
        <table:table table:name="Tableau1" table:style-name="Tableau1">
          <table:table-column table:style-name="Tableau1.A"/>
          <table:table-column table:style-name="Tableau1.B"/>
          <table:table-row table:style-name="Tableau1.1">
            <table:table-cell table:style-name="Tableau1.A1" office:value-type="string">
              <text:p text:style-name="MP2"><text:page-number text:select-page="current">4</text:page-number></text:p>
            </table:table-cell>
            <table:table-cell table:style-name="Tableau1.B1" office:value-type="string">
              <text:p text:style-name="MP3">M2i • SAS au capital de 283 638,82 € • RCS Paris B 333 544 153 • APE : 8559A • TVA : FR 65 333 544 153 • N° agrément : 11 75 10427 75</text:p>
              <text:p text:style-name="Footer"/>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gille</meta:initial-creator>
    <meta:editing-cycles>16</meta:editing-cycles>
    <meta:print-date>2015-03-20T13:52:00</meta:print-date>
    <meta:creation-date>2015-03-20T13:52:00</meta:creation-date>
    <dc:date>2015-12-13T19:08:06.201358391</dc:date>
    <meta:editing-duration>PT7M23S</meta:editing-duration>
    <meta:generator>LibreOffice/4.2.8.2$Linux_X86_64 LibreOffice_project/420m0$Build-2</meta:generator>
    <meta:document-statistic meta:table-count="1" meta:image-count="1" meta:object-count="0" meta:page-count="5" meta:paragraph-count="80" meta:word-count="1417" meta:character-count="8592" meta:non-whitespace-character-count="7197"/>
    <meta:user-defined meta:name="AppVersion">14.0000</meta:user-defined>
    <meta:user-defined meta:name="Company">MyCompany</meta:user-defined>
    <meta:user-defined meta:name="ContentTypeId">0x010100BC9382D4BED2114584B3EC8EFF019825</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